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1cda67" officeooo:paragraph-rsid="001cda67"/>
    </style:style>
    <style:style style:name="P2" style:family="paragraph" style:parent-style-name="Text_20_body">
      <style:text-properties officeooo:rsid="001fd135" officeooo:paragraph-rsid="001fd135"/>
    </style:style>
    <style:style style:name="P3" style:family="paragraph" style:parent-style-name="Text_20_body">
      <style:text-properties officeooo:rsid="0020b5b8" officeooo:paragraph-rsid="0020b5b8"/>
    </style:style>
    <style:style style:name="P4" style:family="paragraph" style:parent-style-name="Text_20_body">
      <style:text-properties officeooo:rsid="00236851" officeooo:paragraph-rsid="00236851"/>
    </style:style>
    <style:style style:name="P5" style:family="paragraph" style:parent-style-name="Text_20_body">
      <style:text-properties officeooo:rsid="00242983" officeooo:paragraph-rsid="00242983"/>
    </style:style>
    <style:style style:name="P6" style:family="paragraph" style:parent-style-name="Text_20_body">
      <style:text-properties officeooo:rsid="0025cc78" officeooo:paragraph-rsid="0025cc78"/>
    </style:style>
    <style:style style:name="P7" style:family="paragraph" style:parent-style-name="Text_20_body">
      <style:text-properties officeooo:rsid="0026bbe7" officeooo:paragraph-rsid="0026bbe7"/>
    </style:style>
    <style:style style:name="P8" style:family="paragraph" style:parent-style-name="Text_20_body">
      <style:text-properties fo:font-weight="bold" officeooo:rsid="00284f42" officeooo:paragraph-rsid="00284f42" style:font-weight-asian="bold" style:font-weight-complex="bold"/>
    </style:style>
    <style:style style:name="P9" style:family="paragraph" style:parent-style-name="Text_20_body">
      <style:text-properties fo:font-weight="bold" officeooo:rsid="002a0944" officeooo:paragraph-rsid="002a0944" style:font-weight-asian="bold" style:font-weight-complex="bold"/>
    </style:style>
    <style:style style:name="P10" style:family="paragraph" style:parent-style-name="Heading_20_1">
      <style:text-properties officeooo:rsid="00284f42" officeooo:paragraph-rsid="00284f42"/>
    </style:style>
    <style:style style:name="P11" style:family="paragraph" style:parent-style-name="Title">
      <style:text-properties officeooo:rsid="001cda67" officeooo:paragraph-rsid="001cda67"/>
    </style:style>
    <style:style style:name="P12" style:family="paragraph" style:parent-style-name="Heading_20_2">
      <style:text-properties officeooo:rsid="0020b5b8" officeooo:paragraph-rsid="0020b5b8"/>
    </style:style>
    <style:style style:name="P13" style:family="paragraph" style:parent-style-name="Heading_20_2">
      <style:text-properties officeooo:rsid="00236851" officeooo:paragraph-rsid="00236851"/>
    </style:style>
    <style:style style:name="P14" style:family="paragraph" style:parent-style-name="Heading_20_2">
      <style:text-properties officeooo:rsid="0025cc78" officeooo:paragraph-rsid="0025cc78"/>
    </style:style>
    <style:style style:name="T1" style:family="text">
      <style:text-properties officeooo:rsid="001e8089"/>
    </style:style>
    <style:style style:name="T2" style:family="text">
      <style:text-properties officeooo:rsid="0020b5b8"/>
    </style:style>
    <style:style style:name="T3" style:family="text">
      <style:text-properties officeooo:rsid="00225bf8"/>
    </style:style>
    <style:style style:name="T4" style:family="text">
      <style:text-properties fo:font-weight="bold" officeooo:rsid="00225bf8" style:font-weight-asian="bold" style:font-weight-complex="bold"/>
    </style:style>
    <style:style style:name="T5" style:family="text">
      <style:text-properties fo:font-weight="normal" officeooo:rsid="00225bf8"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2bebce"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urs 9 de Pinche</text:p>
      <text:p text:style-name="P1">Une édition critique permet de comparer les manuscrits et les traductions, sans être limité par la taille de l’apparat critique.<text:line-break/><text:line-break/>L’édition n’est plus linéaire alors, mais par arborescence. On peut aussi bien avoir 50 fois le même vers depuis 50 manuscrits différents, ou bien le texte direct, etc.</text:p>
      <text:p text:style-name="P1">Mais l’édition numérique se lit en parallèle d’une édition papier. <text:span text:style-name="T1">Mais désormais, l’édition numérique n’est plus figée par le papier, elle est évolutive grâce au net. On peut proposer plein de choses et c’est au lecteur de choisir ce qu’il veut lire. </text:span></text:p>
      <text:p text:style-name="P2">Le problème de ces éditions, c’est qu’on crée des monstres sans fin avec un amoncellement des textes. <text:span text:style-name="T2">Aujourd’hui, on réfléchit pour ne pas aller dans l’excès documentaire, pour choisir quels textes présenter. Ainsi, pour Peter Robinson, donner tous les textes sans sélectionner, c’est « refuser d’éditer ». Elena Pierazzo pense qu’il faut se méfier d’une édition sans apparat critique avec seulement l’amoncellement des sources primaires. </text:span></text:p>
      <text:p text:style-name="P3">Pour Frédéric Duval, il faut conserver le modèle visant à édifier un texte de référence. Mais il faut profiter de la modularité d’une édition numérique.</text:p>
      <text:p text:style-name="P3"/>
      <text:h text:style-name="P12" text:outline-level="2">La critique textuelle</text:h>
      <text:p text:style-name="P3">L’éditeur va générer un stemma, un arbre de la tradition d’un manuscrit, pour rechercher quels sont les plus anciens, et pouvoir ainsi permettre aux manuscrits de se corriger les uns des autres pour obtenir une version sans erreurs. <text:span text:style-name="T3">Avec le stemma, on fait une </text:span><text:span text:style-name="T4">collation des manuscrits</text:span><text:span text:style-name="T5">, c’est à dire qu’on choisit un manuscrit et on le corrige avec les autres.</text:span></text:p>
      <text:p text:style-name="P3"><text:span text:style-name="T5"/></text:p>
      <text:h text:style-name="P13" text:outline-level="2">Edition reconstructionniste, dite lachmanienne</text:h>
      <text:p text:style-name="P4">On va chercher à reconstruire le texte original. C’est l’objectif des éditions en texte latin souvent. On bosse surtout des textes latins et grecs, avec des copistes respectueux du texte sans grosses variations, pour proposer une unique source d’un texte normalisé. </text:p>
      <text:p text:style-name="P4">C’est permis car le latin a par exemple été normalisé (le latin du Gaffiot).</text:p>
      <text:h text:style-name="P13" text:outline-level="2">Editions conservatrice, dite bédiériste</text:h>
      <text:p text:style-name="P4">Cela sera plutôt pour les langues vernaculaires (ancien français), avec des textes qui vont être peu soignées, sans graphies normalisées, avec des formes dialectales uniques propres à chaque manuscrit, etc. Là, on va essayer de produire un texte le plus proche d’un exemplaire qu’on aura choisi, et on le corrigera le moins possible.</text:p>
      <text:p text:style-name="P4">Pour Joseph Bédier, c’est impossible de retrouver le texte unique, car c’est difficile de distinguer une erreur (est-ce une faute de déclinaison ? Est-ce une évolution de la langue ?), et en plus quand il <text:soft-page-break/>fait le stemma, il se retrouve toujours avec un stemma bifide (à 2 têtes), qui empêche la création d’un texte unique.</text:p>
      <text:p text:style-name="P5">Cerquiglini soumet l’idée qu’il n’existe pas de texte unique et normalisé pour les langues vernaculaires. Il a écrit <text:span text:style-name="T6">L’éloge de la variante</text:span><text:span text:style-name="T8">, en promouvant la New Philology.</text:span></text:p>
      <text:p text:style-name="P5"><text:span text:style-name="T8">Ainsi, dans une édition bédiériste, soit :</text:span></text:p>
      <text:p text:style-name="P5"><text:span text:style-name="T8">-<text:tab/>apparat sélectif : on va indiquer en apparat critique les variantes sémantiques entre les versions (cheval/kevel) importantes</text:span></text:p>
      <text:p text:style-name="P5"><text:span text:style-name="T8">-<text:tab/>apparat exhaustif : on mentionne tout.</text:span></text:p>
      <text:h text:style-name="P14" text:outline-level="2">Lire un budé : apparat négatif</text:h>
      <text:p text:style-name="P5"><text:span text:style-name="T8">Lire le budé :</text:span></text:p>
      <text:p text:style-name="P5"><text:span text:style-name="T8">181 tempora : -re M1 GS</text:span></text:p>
      <text:p text:style-name="P5"><text:span text:style-name="T8">181 est le vers ou la ligne</text:span></text:p>
      <text:p text:style-name="P5"><text:span text:style-name="T8">tempora est le lemme présent dans le texte</text:span></text:p>
      <text:p text:style-name="P5"><text:span text:style-name="T8">tempore est la leçon divergente</text:span></text:p>
      <text:p text:style-name="P5"><text:span text:style-name="T8"/></text:p>
      <text:p text:style-name="P6"><text:span text:style-name="T8">Dans le Budé, on n’indique que les leçons divergentes → Apparat négatif.</text:span></text:p>
      <text:p text:style-name="P6"><text:span text:style-name="T8"/></text:p>
      <text:p text:style-name="P6"><text:span text:style-name="T8">Un apparat positif listerait tous les manuscrits pour dire tout ceux qu’ils disent. </text:span></text:p>
      <text:p text:style-name="P7"><text:span text:style-name="T8">Un apparat mixte ne va être que négatif, et positif quand il y a un soucis ou un besoin de clarification.</text:span></text:p>
      <text:h text:style-name="P10" text:outline-level="1">Mon devoir avec Sénèque</text:h>
      <text:p text:style-name="P8"><text:span text:style-name="T7">Mon enjeu, c’est de rendre l’apparat critique comme un apparat numérique</text:span><text:span text:style-name="T8">.</text:span></text:p>
      <text:p text:style-name="P9"><text:span text:style-name="T8">Il faut recréer le même apparat que celui de l’éditeur.</text:span></text:p>
      <text:p text:style-name="P8"><text:span text:style-name="T8">Au début, dans le SourceDesc, on fait la &lt;listWit&gt; avec dedans des &lt;witness&gt; avec chacun un XML:id qui est celui donné dans le début du texte imprimé budé, et en précisant dedans la location, l’institution de conservation et la côte.</text:span></text:p>
      <text:p text:style-name="P8"><text:span text:style-name="T8"/></text:p>
      <text:p text:style-name="P9"><text:span text:style-name="T8">Ensuite, en plein texte, on fait une entrée &lt;app&gt; (pour apparat) avec dedans un &lt;lem&gt; (le lemme, </text:span><text:span text:style-name="T9">le mot mis en plein texte) avec en attribut ‘wit=’’ la ref au manuscrit utilisé dont l’xml:id est dans le header + ensuite des balises &lt;rdg&gt; (la variante) pour mettre chaque variante, avec autant de &lt;rdg&gt; que de vari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4T14:33:21.654157714</meta:creation-date>
    <meta:generator>LibreOffice/6.0.7.3$Linux_X86_64 LibreOffice_project/00m0$Build-3</meta:generator>
    <dc:date>2019-12-04T15:34:03.284861130</dc:date>
    <meta:editing-duration>PT29M18S</meta:editing-duration>
    <meta:editing-cycles>11</meta:editing-cycles>
    <meta:document-statistic meta:table-count="0" meta:image-count="0" meta:object-count="0" meta:page-count="2" meta:paragraph-count="31" meta:word-count="682" meta:character-count="4133" meta:non-whitespace-character-count="3477"/>
  </office:meta>
</office:document-meta>
</file>